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8f2a1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5eb91e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4cm" fo:min-width="0.9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324cm" fo:min-width="1.808cm"/>
    </style:style>
    <style:style style:name="gr6" style:family="graphic" style:parent-style-name="standard">
      <style:graphic-properties draw:stroke="none" draw:fill-color="#ffffff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7.55cm" fo:min-width="14.2cm"/>
    </style:style>
    <style:style style:name="gr8" style:family="graphic" style:parent-style-name="objectwithoutfill">
      <style:graphic-properties svg:stroke-width="0.706cm" svg:stroke-color="#ffffff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9" style:family="graphic" style:parent-style-name="standard">
      <style:graphic-properties draw:stroke="none" draw:fill-color="#5eb91e" draw:textarea-horizontal-align="justify" draw:textarea-vertical-align="middle" draw:auto-grow-height="false" fo:min-height="0.882cm" fo:min-width="0.42cm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17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0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2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cm" svg:y="24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7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19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1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3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5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8cm" svg:height="1.574cm" svg:x="60.592cm" svg:y="29.126cm">
          <text:p/>
          <draw:enhanced-geometry svg:viewBox="0 0 21600 21600" draw:type="rectangle" draw:enhanced-path="M 0 0 L 21600 0 21600 21600 0 21600 0 0 Z N"/>
        </draw:custom-shape>
        <draw:circle draw:style-name="gr6" draw:text-style-name="P4" draw:layer="layout" svg:width="14.7cm" svg:height="14.7cm" svg:x="37.7cm" svg:y="36.4cm" draw:kind="cut" draw:start-angle="0.04" draw:end-angle="181.8">
          <text:p/>
        </draw:circle>
        <draw:custom-shape draw:style-name="gr7" draw:text-style-name="P4" draw:layer="layout" svg:width="14.7cm" svg:height="7.8cm" svg:x="37.7cm" svg:y="4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37.5cm" svg:y1="35.9cm" svg:x2="40.6cm" svg:y2="40cm">
          <text:p/>
        </draw:line>
        <draw:line draw:style-name="gr8" draw:text-style-name="P5" draw:layer="layout" svg:x1="48.2cm" svg:y1="39.8cm" svg:x2="51.3cm" svg:y2="35.4cm">
          <text:p/>
        </draw:line>
        <draw:custom-shape draw:style-name="gr9" draw:text-style-name="P3" draw:layer="layout" svg:width="1.3cm" svg:height="1.6cm" svg:x="40.7cm" svg:y="4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3cm" svg:height="1.6cm" svg:x="47.6cm" svg:y="4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35:52.088027229</dc:date>
    <meta:editing-duration>PT26M28S</meta:editing-duration>
    <meta:editing-cycles>6</meta:editing-cycles>
    <meta:generator>LibreOffice/6.1.5.2$Linux_X86_64 LibreOffice_project/10$Build-2</meta:generator>
    <meta:document-statistic meta:object-count="20"/>
  </office:meta>
</office:document-meta>
</file>